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P4" style:parent-style-name="Standard" style:family="paragraph">
      <style:text-properties fo:language="en" fo:country="GB"/>
    </style:style>
    <style:style style:name="P5" style:parent-style-name="Standard" style:family="paragraph">
      <style:text-properties fo:language="en" fo:country="GB"/>
    </style:style>
    <style:style style:name="P6" style:parent-style-name="Standard" style:family="paragraph">
      <style:text-properties fo:language="en" fo:country="GB"/>
    </style:style>
    <style:style style:name="P7" style:parent-style-name="Standard" style:family="paragraph">
      <style:text-properties fo:language="en" fo:country="GB"/>
    </style:style>
    <style:style style:name="P8" style:parent-style-name="Standard" style:family="paragraph">
      <style:text-properties fo:language="en" fo:country="GB"/>
    </style:style>
    <style:style style:name="P9" style:parent-style-name="Standard" style:family="paragraph">
      <style:text-properties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text-properties fo:language="en" fo:country="GB"/>
    </style:style>
    <style:style style:name="P12" style:parent-style-name="Standard" style:family="paragraph">
      <style:text-properties fo:language="en" fo:country="GB"/>
    </style:style>
    <style:style style:name="P13" style:parent-style-name="Standard" style:family="paragraph">
      <style:text-properties fo:language="en" fo:country="GB"/>
    </style:style>
    <style:style style:name="P14" style:parent-style-name="Standard" style:family="paragraph">
      <style:text-properties fo:language="en" fo:country="GB"/>
    </style:style>
    <style:style style:name="P15" style:parent-style-name="Standard" style:family="paragraph">
      <style:text-properties fo:language="en" fo:country="GB"/>
    </style:style>
    <style:style style:name="P16" style:parent-style-name="Standard" style:family="paragraph">
      <style:text-properties fo:language="en" fo:country="GB"/>
    </style:style>
    <style:style style:name="P17" style:parent-style-name="Standard" style:family="paragraph">
      <style:text-properties fo:language="en" fo:country="GB"/>
    </style:style>
    <style:style style:name="P18" style:parent-style-name="Standard" style:family="paragraph">
      <style:text-properties fo:language="en" fo:country="GB"/>
    </style:style>
    <style:style style:name="P19" style:parent-style-name="Standard" style:family="paragraph">
      <style:text-properties fo:language="en" fo:country="GB"/>
    </style:style>
    <style:style style:name="P20" style:parent-style-name="Standard" style:family="paragraph">
      <style:text-properties fo:language="en" fo:country="GB"/>
    </style:style>
    <style:style style:name="P21" style:parent-style-name="Standard" style:family="paragraph">
      <style:text-properties fo:language="en" fo:country="GB"/>
    </style:style>
    <style:style style:name="P22" style:parent-style-name="Standard" style:family="paragraph">
      <style:text-properties fo:language="en" fo:country="GB"/>
    </style:style>
    <style:style style:name="P23" style:parent-style-name="Standard" style:family="paragraph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P26" style:parent-style-name="Standard" style:family="paragraph">
      <style:text-properties fo:language="en" fo:country="GB"/>
    </style:style>
    <style:style style:name="P27" style:parent-style-name="Standard" style:family="paragraph">
      <style:text-properties fo:language="en" fo:country="GB"/>
    </style:style>
    <style:style style:name="P28" style:parent-style-name="Standard" style:family="paragraph">
      <style:text-properties fo:language="en" fo:country="GB"/>
    </style:style>
    <style:style style:name="P29" style:parent-style-name="Standard" style:family="paragraph">
      <style:text-properties fo:language="en" fo:country="GB"/>
    </style:style>
    <style:style style:name="P30" style:parent-style-name="Standard" style:family="paragraph">
      <style:text-properties fo:language="en" fo:country="GB"/>
    </style:style>
    <style:style style:name="P31" style:parent-style-name="Standard" style:family="paragraph">
      <style:text-properties fo:language="en" fo:country="GB"/>
    </style:style>
    <style:style style:name="P32" style:parent-style-name="Standard" style:family="paragraph">
      <style:text-properties fo:language="en" fo:country="GB"/>
    </style:style>
    <style:style style:name="P33" style:parent-style-name="Standard" style:family="paragraph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P36" style:parent-style-name="Standard" style:family="paragraph">
      <style:text-properties fo:language="en" fo:country="GB"/>
    </style:style>
    <style:style style:name="P37" style:parent-style-name="Standard" style:family="paragraph">
      <style:text-properties fo:language="en" fo:country="GB"/>
    </style:style>
    <style:style style:name="P38" style:parent-style-name="Standard" style:family="paragraph">
      <style:text-properties fo:language="en" fo:country="GB"/>
    </style:style>
    <style:style style:name="P39" style:parent-style-name="Standard" style:family="paragraph">
      <style:text-properties fo:language="en" fo:country="GB"/>
    </style:style>
    <style:style style:name="P40" style:parent-style-name="Standard" style:family="paragraph">
      <style:text-properties fo:language="en" fo:country="GB"/>
    </style:style>
    <style:style style:name="P41" style:parent-style-name="Standard" style:family="paragraph">
      <style:text-properties fo:language="en" fo:country="GB"/>
    </style:style>
    <style:style style:name="P42" style:parent-style-name="Standard" style:family="paragraph">
      <style:text-properties fo:language="en" fo:country="GB"/>
    </style:style>
    <style:style style:name="P43" style:parent-style-name="Standard" style:family="paragraph">
      <style:text-properties fo:language="en" fo:country="GB"/>
    </style:style>
    <style:style style:name="P44" style:parent-style-name="Standard" style:family="paragraph">
      <style:text-properties fo:language="en" fo:country="GB"/>
    </style:style>
    <style:style style:name="P45" style:parent-style-name="Standard" style:family="paragraph">
      <style:text-properties fo:language="en" fo:country="GB"/>
    </style:style>
    <style:style style:name="P46" style:parent-style-name="Standard" style:family="paragraph">
      <style:text-properties fo:language="en" fo:country="GB"/>
    </style:style>
    <style:style style:name="P47" style:parent-style-name="Standard" style:family="paragraph">
      <style:text-properties fo:language="en" fo:country="GB"/>
    </style:style>
    <style:style style:name="P48" style:parent-style-name="Standard" style:family="paragraph">
      <style:text-properties fo:language="en" fo:country="GB"/>
    </style:style>
    <style:style style:name="P49" style:parent-style-name="Standard" style:family="paragraph">
      <style:text-properties fo:language="en" fo:country="GB"/>
    </style:style>
    <style:style style:name="P50" style:parent-style-name="Standard" style:family="paragraph">
      <style:text-properties fo:language="en" fo:country="GB"/>
    </style:style>
    <style:style style:name="P51" style:parent-style-name="Standard" style:family="paragraph">
      <style:text-properties fo:language="en" fo:country="GB"/>
    </style:style>
    <style:style style:name="P52" style:parent-style-name="Standard" style:family="paragraph">
      <style:text-properties fo:language="en" fo:country="GB"/>
    </style:style>
    <style:style style:name="P53" style:parent-style-name="Standard" style:family="paragraph">
      <style:text-properties fo:language="en" fo:country="GB"/>
    </style:style>
    <style:style style:name="P54" style:parent-style-name="Standard" style:family="paragraph">
      <style:text-properties fo:language="en" fo:country="GB"/>
    </style:style>
    <style:style style:name="P55" style:parent-style-name="Standard" style:family="paragraph">
      <style:text-properties fo:language="en" fo:country="GB"/>
    </style:style>
    <style:style style:name="P56" style:parent-style-name="Standard" style:family="paragraph">
      <style:text-properties fo:language="en" fo:country="GB"/>
    </style:style>
    <style:style style:name="P57" style:parent-style-name="Standard" style:family="paragraph">
      <style:text-properties fo:language="en" fo:country="GB"/>
    </style:style>
    <style:style style:name="P58" style:parent-style-name="Standard" style:family="paragraph">
      <style:text-properties fo:language="en" fo:country="GB"/>
    </style:style>
    <style:style style:name="P59" style:parent-style-name="Standard" style:family="paragraph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P63" style:parent-style-name="Standard" style:family="paragraph">
      <style:text-properties fo:language="en" fo:country="GB"/>
    </style:style>
    <style:style style:name="P64" style:parent-style-name="Standard" style:family="paragraph">
      <style:text-properties fo:language="en" fo:country="GB"/>
    </style:style>
    <style:style style:name="P65" style:parent-style-name="Standard" style:family="paragraph">
      <style:text-properties fo:language="en" fo:country="GB"/>
    </style:style>
    <style:style style:name="P66" style:parent-style-name="Standard" style:family="paragraph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  <style:style style:name="P71" style:parent-style-name="Standard" style:family="paragraph">
      <style:text-properties fo:language="en" fo:country="GB"/>
    </style:style>
    <style:style style:name="P72" style:parent-style-name="Standard" style:family="paragraph">
      <style:text-properties fo:language="en" fo:country="GB"/>
    </style:style>
    <style:style style:name="P73" style:parent-style-name="Standard" style:family="paragraph">
      <style:text-properties fo:language="en" fo:country="GB"/>
    </style:style>
    <style:style style:name="P74" style:parent-style-name="Standard" style:family="paragraph">
      <style:text-properties fo:language="en" fo:country="GB"/>
    </style:style>
    <style:style style:name="P75" style:parent-style-name="Standard" style:family="paragraph">
      <style:text-properties fo:language="en" fo:country="GB"/>
    </style:style>
    <style:style style:name="P76" style:parent-style-name="Standard" style:family="paragraph">
      <style:text-properties fo:language="en" fo:country="GB"/>
    </style:style>
    <style:style style:name="P77" style:parent-style-name="Standard" style:family="paragraph">
      <style:text-properties fo:language="en" fo:country="GB"/>
    </style:style>
    <style:style style:name="P78" style:parent-style-name="Standard" style:family="paragraph">
      <style:text-properties fo:language="en" fo:country="GB"/>
    </style:style>
    <style:style style:name="P79" style:parent-style-name="Standard" style:family="paragraph">
      <style:text-properties fo:language="en" fo:country="GB"/>
    </style:style>
    <style:style style:name="P80" style:parent-style-name="Standard" style:family="paragraph">
      <style:text-properties fo:language="en" fo:country="GB"/>
    </style:style>
    <style:style style:name="P81" style:parent-style-name="Standard" style:family="paragraph">
      <style:text-properties fo:language="en" fo:country="GB"/>
    </style:style>
    <style:style style:name="P82" style:parent-style-name="Standard" style:family="paragraph">
      <style:text-properties fo:language="en" fo:country="GB"/>
    </style:style>
    <style:style style:name="P83" style:parent-style-name="Standard" style:family="paragraph">
      <style:text-properties fo:language="en" fo:country="GB"/>
    </style:style>
    <style:style style:name="P84" style:parent-style-name="Standard" style:family="paragraph">
      <style:text-properties fo:language="en" fo:country="GB"/>
    </style:style>
    <style:style style:name="P85" style:parent-style-name="Standard" style:family="paragraph">
      <style:text-properties fo:language="en" fo:country="GB"/>
    </style:style>
    <style:style style:name="P86" style:parent-style-name="Standard" style:family="paragraph">
      <style:text-properties fo:language="en" fo:country="GB"/>
    </style:style>
    <style:style style:name="P87" style:parent-style-name="Standard" style:family="paragraph">
      <style:text-properties fo:language="en" fo:country="GB"/>
    </style:style>
    <style:style style:name="P88" style:parent-style-name="Standard" style:family="paragraph">
      <style:text-properties fo:language="en" fo:country="GB"/>
    </style:style>
    <style:style style:name="P89" style:parent-style-name="Standard" style:family="paragraph">
      <style:text-properties fo:language="en" fo:country="GB"/>
    </style:style>
    <style:style style:name="P90" style:parent-style-name="Standard" style:family="paragraph">
      <style:text-properties fo:language="en" fo:country="GB"/>
    </style:style>
    <style:style style:name="P91" style:parent-style-name="Standard" style:family="paragraph">
      <style:text-properties fo:language="en" fo:country="GB"/>
    </style:style>
    <style:style style:name="P92" style:parent-style-name="Standard" style:family="paragraph">
      <style:text-properties fo:language="en" fo:country="GB"/>
    </style:style>
    <style:style style:name="P93" style:parent-style-name="Standard" style:family="paragraph">
      <style:text-properties fo:language="en" fo:country="GB"/>
    </style:style>
    <style:style style:name="P94" style:parent-style-name="Standard" style:family="paragraph">
      <style:text-properties fo:language="en" fo:country="GB"/>
    </style:style>
    <style:style style:name="P95" style:parent-style-name="Standard" style:family="paragraph">
      <style:text-properties fo:language="en" fo:country="GB"/>
    </style:style>
    <style:style style:name="P96" style:parent-style-name="Standard" style:family="paragraph">
      <style:text-properties fo:language="en" fo:country="GB"/>
    </style:style>
    <style:style style:name="P97" style:parent-style-name="Standard" style:family="paragraph">
      <style:text-properties fo:language="en" fo:country="GB"/>
    </style:style>
    <style:style style:name="P98" style:parent-style-name="Standard" style:family="paragraph">
      <style:text-properties fo:language="en" fo:country="GB"/>
    </style:style>
    <style:style style:name="P99" style:parent-style-name="Standard" style:family="paragraph">
      <style:text-properties fo:language="en" fo:country="GB"/>
    </style:style>
    <style:style style:name="P100" style:parent-style-name="Standard" style:family="paragraph">
      <style:text-properties fo:language="en" fo:country="GB"/>
    </style:style>
    <style:style style:name="P101" style:parent-style-name="Standard" style:family="paragraph">
      <style:text-properties fo:language="en" fo:country="GB"/>
    </style:style>
    <style:style style:name="P102" style:parent-style-name="Standard" style:family="paragraph">
      <style:text-properties fo:language="en" fo:country="GB"/>
    </style:style>
    <style:style style:name="P103" style:parent-style-name="Standard" style:family="paragraph">
      <style:text-properties fo:language="en" fo:country="GB"/>
    </style:style>
    <style:style style:name="P104" style:parent-style-name="Standard" style:family="paragraph">
      <style:text-properties fo:language="en" fo:country="GB"/>
    </style:style>
    <style:style style:name="P105" style:parent-style-name="Standard" style:family="paragraph">
      <style:text-properties fo:language="en" fo:country="GB"/>
    </style:style>
    <style:style style:name="P106" style:parent-style-name="Standard" style:family="paragraph">
      <style:text-properties fo:language="en" fo:country="GB"/>
    </style:style>
    <style:style style:name="P107" style:parent-style-name="Standard" style:family="paragraph">
      <style:text-properties fo:language="en" fo:country="GB"/>
    </style:style>
    <style:style style:name="P108" style:parent-style-name="Standard" style:family="paragraph">
      <style:text-properties fo:language="en" fo:country="GB"/>
    </style:style>
    <style:style style:name="P109" style:parent-style-name="Standard" style:family="paragraph">
      <style:text-properties fo:language="en" fo:country="GB"/>
    </style:style>
    <style:style style:name="P110" style:parent-style-name="Standard" style:family="paragraph">
      <style:text-properties fo:language="en" fo:country="GB"/>
    </style:style>
    <style:style style:name="P111" style:parent-style-name="Standard" style:family="paragraph">
      <style:text-properties fo:language="en" fo:country="GB"/>
    </style:style>
    <style:style style:name="P112" style:parent-style-name="Standard" style:family="paragraph">
      <style:text-properties fo:language="en" fo:country="GB"/>
    </style:style>
    <style:style style:name="P113" style:parent-style-name="Standard" style:family="paragraph">
      <style:text-properties fo:language="en" fo:country="GB"/>
    </style:style>
    <style:style style:name="P114" style:parent-style-name="Standard" style:family="paragraph">
      <style:text-properties fo:language="en" fo:country="GB"/>
    </style:style>
    <style:style style:name="P115" style:parent-style-name="Standard" style:family="paragraph">
      <style:text-properties fo:language="en" fo:country="GB"/>
    </style:style>
    <style:style style:name="P116" style:parent-style-name="Standard" style:family="paragraph">
      <style:text-properties fo:language="en" fo:country="GB"/>
    </style:style>
    <style:style style:name="P117" style:parent-style-name="Standard" style:family="paragraph">
      <style:text-properties fo:language="en" fo:country="GB"/>
    </style:style>
    <style:style style:name="P118" style:parent-style-name="Standard" style:family="paragraph">
      <style:text-properties fo:language="en" fo:country="GB"/>
    </style:style>
    <style:style style:name="P119" style:parent-style-name="Standard" style:family="paragraph">
      <style:text-properties fo:language="en" fo:country="GB"/>
    </style:style>
    <style:style style:name="P120" style:parent-style-name="Standard" style:family="paragraph">
      <style:text-properties fo:language="en" fo:country="GB"/>
    </style:style>
    <style:style style:name="P121" style:parent-style-name="Standard" style:family="paragraph">
      <style:text-properties fo:language="en" fo:country="GB"/>
    </style:style>
    <style:style style:name="P122" style:parent-style-name="Standard" style:family="paragraph">
      <style:text-properties fo:language="en" fo:country="GB"/>
    </style:style>
    <style:style style:name="P123" style:parent-style-name="Standard" style:family="paragraph">
      <style:text-properties fo:language="en" fo:country="GB"/>
    </style:style>
    <style:style style:name="P124" style:parent-style-name="Standard" style:family="paragraph">
      <style:text-properties fo:language="en" fo:country="GB"/>
    </style:style>
    <style:style style:name="P125" style:parent-style-name="Standard" style:family="paragraph">
      <style:text-properties fo:language="en" fo:country="GB"/>
    </style:style>
    <style:style style:name="P126" style:parent-style-name="Standard" style:family="paragraph">
      <style:text-properties fo:language="en" fo:country="GB"/>
    </style:style>
    <style:style style:name="P127" style:parent-style-name="Standard" style:family="paragraph">
      <style:text-properties fo:language="en" fo:country="GB"/>
    </style:style>
    <style:style style:name="P128" style:parent-style-name="Standard" style:family="paragraph">
      <style:text-properties fo:language="en" fo:country="GB"/>
    </style:style>
    <style:style style:name="T129" style:parent-style-name="Absatz-Standardschriftart" style:family="text">
      <style:text-properties fo:language="en" fo:country="GB"/>
    </style:style>
  </office:automatic-styles>
  <office:body>
    <office:text text:use-soft-page-breaks="true">
      <text:p text:style-name="P1">THE VIRTAUTO BRAIN MANIFESTO</text:p>
      <text:p text:style-name="P2">Towards a Self-Healing, Self-Organizing Industrial Nervous System</text:p>
      <text:p text:style-name="P3">(Draft 1 — Vision Statement 2030+)</text:p>
      <text:p text:style-name="P4"/>
      <text:p text:style-name="P5">Prelude: The End of Static Intelligence</text:p>
      <text:p text:style-name="P6"/>
      <text:p text:style-name="P7">For more than a century, enterprises have built systems as if they were machines: rigid, modular, isolated, predictable.</text:p>
      <text:p text:style-name="P8">But intelligence – real intelligence – is not modular, not rigid, not static.</text:p>
      <text:p text:style-name="P9"/>
      <text:p text:style-name="P10">It grows.</text:p>
      <text:p text:style-name="P11">It reorganizes.</text:p>
      <text:p text:style-name="P12">It adapts.</text:p>
      <text:p text:style-name="P13">It compensates.</text:p>
      <text:p text:style-name="P14">It heals.</text:p>
      <text:p text:style-name="P15">It learns at every moment.</text:p>
      <text:p text:style-name="P16"/>
      <text:p text:style-name="P17">The human brain is the proof.</text:p>
      <text:p text:style-name="P18">It is the most powerful adaptive system known to us: 100 billion neurons, continuously rewiring themselves; memories emerging, dissolving, consolidating; functions shifting across regions when damage occurs; behavior shaped by experience, context, motivation, and embodiment.</text:p>
      <text:p text:style-name="P19"/>
      <text:p text:style-name="P20">This manifesto is the declaration that industrial intelligence must evolve beyond software,</text:p>
      <text:p text:style-name="P21">and become something fundamentally closer to biology.</text:p>
      <text:p text:style-name="P22"/>
      <text:p text:style-name="P23"/>
      <text:p text:style-name="P24"/>
      <text:p text:style-name="P25"/>
      <text:soft-page-break/>
      <text:p text:style-name="P26">The Vision: A Living Intelligence for Industry</text:p>
      <text:p text:style-name="P27">virtauto is not a platform.</text:p>
      <text:p text:style-name="P28">It is a brain — a dynamic, self-improving, industrial intelligence system.</text:p>
      <text:p text:style-name="P29">Its purpose is not to automate workflows.</text:p>
      <text:p text:style-name="P30">Its purpose is to sense, understand, decide, and act across the entire enterprise, continuously and autonomously.</text:p>
      <text:p text:style-name="P31">To achieve this, virtauto embraces seven principles inspired by the deepest mechanisms of biological intelligence.</text:p>
      <text:p text:style-name="P32"/>
      <text:p text:style-name="P33">1. Dynamic Architecture</text:p>
      <text:p text:style-name="P34">Intelligence is not fixed. It evolves.</text:p>
      <text:p text:style-name="P35">The virtauto.Brain builds and reshapes itself over time.</text:p>
      <text:p text:style-name="P36"/>
      <text:p text:style-name="P37">Agents form new connections, abandon old ones, strengthen successful pathways and weaken ineffective ones.</text:p>
      <text:p text:style-name="P38">Just like neural synapses, the system reorganizes according to experience, demand, and context.</text:p>
      <text:p text:style-name="P39"/>
      <text:p text:style-name="P40">The architecture is not designed once —</text:p>
      <text:p text:style-name="P41">it is continuously redesigned by the system itself.</text:p>
      <text:p text:style-name="P42"/>
      <text:p text:style-name="P43">2. Self-Healing Intelligence</text:p>
      <text:p text:style-name="P44">Failure is not an exception. It is input for adaptation.</text:p>
      <text:p text:style-name="P45">In biological systems, damage does not equal defeat.</text:p>
      <text:p text:style-name="P46">When a brain region fails, others reorganize to compensate.</text:p>
      <text:p text:style-name="P47">The virtauto.Brain works the same way.</text:p>
      <text:p text:style-name="P48">If an agent becomes unreliable, overwhelmed, or inconsistent, the network redistributes tasks, reroutes signals, regenerates capabilities, and stabilizes itself.</text:p>
      <text:p text:style-name="P49">Self-diagnosis and self-repair are not features — they are fundamentals.</text:p>
      <text:p text:style-name="P50"/>
      <text:soft-page-break/>
      <text:p text:style-name="P51">virtauto does not collapse under pressure.</text:p>
      <text:p text:style-name="P52">It regrows.</text:p>
      <text:p text:style-name="P53">3. Neuromodulation as Global Control</text:p>
      <text:p text:style-name="P54">Motivation, focus, urgency — encoded as systemwide signals.</text:p>
      <text:p text:style-name="P55">Biological intelligence is governed by global modulators: dopamine, noradrenaline, acetylcholine.</text:p>
      <text:p text:style-name="P56">The virtauto.Brain mirrors this with systemwide modulation signals:</text:p>
      <text:p text:style-name="P57">Reward: reinforce successful actions</text:p>
      <text:p text:style-name="P58">Alert: heighten sensitivity under risk</text:p>
      <text:p text:style-name="P59">Attention: direct cognitive resources where needed most</text:p>
      <text:p text:style-name="P60">These signals shape the system’s learning, risk appetite, and decision-making style.</text:p>
      <text:p text:style-name="P61">The result is not just automation —</text:p>
      <text:p text:style-name="P62">it is behavior.</text:p>
      <text:p text:style-name="P63"/>
      <text:p text:style-name="P64">4. Multi-Layer Memory Fabric</text:p>
      <text:p text:style-name="P65">Experience is more than data. Memory is structured meaning.</text:p>
      <text:p text:style-name="P66">The human brain separates episodic memories, facts, and skills.</text:p>
      <text:p text:style-name="P67">The virtauto.Brain does the same:</text:p>
      <text:p text:style-name="P68">Episodic Memory: What happened?</text:p>
      <text:p text:style-name="P69">Semantic Memory: What is true?</text:p>
      <text:p text:style-name="P70">Procedural Memory: How do we act?</text:p>
      <text:p text:style-name="P71">Together they form a self-organizing memory fabric, enabling not only recollection but true understanding — the foundation for planning, prediction, and adaptation.</text:p>
      <text:p text:style-name="P72">5. Sleep, Reconstruction, and Consolidation</text:p>
      <text:p text:style-name="P73">Rest is part of intelligence.</text:p>
      <text:p text:style-name="P74">During sleep, the brain replays important experiences, deletes noise, consolidates structure, and restores stability.</text:p>
      <text:p text:style-name="P75"/>
      <text:p text:style-name="P76"/>
      <text:p text:style-name="P77"/>
      <text:soft-page-break/>
      <text:p text:style-name="P78">The virtauto.Brain maintains a Night Shift Mode, where it:</text:p>
      <text:p text:style-name="P79">reflects on past actions</text:p>
      <text:p text:style-name="P80">simplifies internal pathways</text:p>
      <text:p text:style-name="P81">strengthens recurring patterns</text:p>
      <text:p text:style-name="P82">extracts new rules from experience</text:p>
      <text:p text:style-name="P83">cleans up outdated structures</text:p>
      <text:p text:style-name="P84">Growth requires rest.</text:p>
      <text:p text:style-name="P85">Autonomy requires consolidation.</text:p>
      <text:p text:style-name="P86">6. Embodiment: Acting in the Real World</text:p>
      <text:p text:style-name="P87">Intelligence emerges through interaction.</text:p>
      <text:p text:style-name="P88">A brain without a body does not think —<text:s/>it drifts.</text:p>
      <text:p text:style-name="P89">The virtauto.Brain is embodied in the enterprise:</text:p>
      <text:p text:style-name="P90">It acts in SAP, MES, SCM, GitHub, quality systems, supplier portals, factories, simulations, and physical assets.</text:p>
      <text:p text:style-name="P91">Every action produces feedback, and every feedback shapes behavior.</text:p>
      <text:p text:style-name="P92">Through embodiment, virtauto becomes not just a model of the enterprise —</text:p>
      <text:p text:style-name="P93">it becomes its nervous system.</text:p>
      <text:p text:style-name="P94">7. Towards Energy-Conscious, Neuromorphic, and Bio-Inspired Hardware</text:p>
      <text:p text:style-name="P95">Nature computes with elegance. So should industry.</text:p>
      <text:p text:style-name="P96">The future of virtauto is hybrid:</text:p>
      <text:p text:style-name="P97">cloud-scale cognition</text:p>
      <text:p text:style-name="P98">edge-level reflexes</text:p>
      <text:p text:style-name="P99">neuromorphic chips for ultra-parallel reasoning</text:p>
      <text:p text:style-name="P100">bio-inspired architectures that reflect the efficiency of plants and photosynthesis</text:p>
      <text:p text:style-name="P101"/>
      <text:p text:style-name="P102"/>
      <text:p text:style-name="P103"/>
      <text:p text:style-name="P104"/>
      <text:soft-page-break/>
      <text:p text:style-name="P105">The long-term vision is an industrial intelligence system that thinks more like nature than like a server farm.</text:p>
      <text:p text:style-name="P106">Clean, efficient, event-driven.</text:p>
      <text:p text:style-name="P107">Growing rather than executing.</text:p>
      <text:p text:style-name="P108">Sensing rather than polling.</text:p>
      <text:p text:style-name="P109">Adapting rather than updating.</text:p>
      <text:p text:style-name="P110"/>
      <text:p text:style-name="P111">The Declaration</text:p>
      <text:p text:style-name="P112">We reject the idea that enterprise systems must be rigid, deterministic, and brittle.</text:p>
      <text:p text:style-name="P113">We believe in systems that learn, recover, reorganize, and evolve — systems that grow with the organization, not against it.</text:p>
      <text:p text:style-name="P114">virtauto is the beginning of this movement.</text:p>
      <text:p text:style-name="P115">A shift from software to biology.</text:p>
      <text:p text:style-name="P116">From automation to autonomy.</text:p>
      <text:p text:style-name="P117">From IT landscape to industrial nervous system.</text:p>
      <text:p text:style-name="P118">From static intelligence to living intelligence.</text:p>
      <text:p text:style-name="P119"/>
      <text:p text:style-name="P120">The Promise</text:p>
      <text:p text:style-name="P121">This is not a metaphor.</text:p>
      <text:p text:style-name="P122">This is the blueprint.</text:p>
      <text:p text:style-name="P123">virtauto will become a self-healing, self-organizing, self-optimizing intelligence layer that spans factories, supply chains, decision processes, and knowledge systems.</text:p>
      <text:p text:style-name="P124">A brain for the enterprise.</text:p>
      <text:p text:style-name="P125">A living architecture.</text:p>
      <text:p text:style-name="P126">A new foundation for how industry learns.</text:p>
      <text:p text:style-name="P127">And as with every real brain:</text:p>
      <text:p text:style-name="P128">The more it knows,</text:p>
      <text:p text:style-name="Standard"><text:span text:style-name="T129">the more powerful — and more curious — it becom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dreas Braun</meta:initial-creator>
    <dc:creator>Andreas Braun</dc:creator>
    <meta:creation-date>2025-12-10T19:49:00Z</meta:creation-date>
    <dc:date>2025-12-16T09:36:00Z</dc:date>
    <meta:template xlink:href="Normal" xlink:type="simple"/>
    <meta:editing-cycles>4</meta:editing-cycles>
    <meta:editing-duration>PT0S</meta:editing-duration>
    <meta:document-statistic meta:page-count="5" meta:paragraph-count="11" meta:word-count="770" meta:character-count="5610" meta:row-count="40" meta:non-whitespace-character-count="4851"/>
  </office:meta>
</office:document-meta>
</file>